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bjectK1_C.setB( int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1_C.setC( boolean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1_C.setA( int 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1_C.getB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1_C.i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bjectK1_C.ge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